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2.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83cm" fo:min-width="9.02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83cm" fo:min-width="14.898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4.25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3.71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none"/>
      <style:text-properties fo:font-size="54pt" style:font-size-asian="54pt" style:font-size-complex="54pt"/>
    </style:style>
    <style:style style:name="P2" style:family="paragraph">
      <style:text-properties fo:color="#0dd1d5" loext:opacity="100%" style:font-name="Arial"/>
    </style:style>
    <style:style style:name="P3" style:family="paragraph">
      <loext:graphic-properties draw:fill="none" draw:fill-color="#ffffff"/>
      <style:text-properties fo:color="#0dd1d5" loext:opacity="100%" style:font-name="Arial" fo:font-size="200pt" fo:background-color="#cccccc" style:font-size-asian="200pt" style:font-size-complex="200pt"/>
    </style:style>
    <style:style style:name="P4" style:family="paragraph">
      <style:text-properties fo:color="#3465a4" loext:opacity="100%" style:font-name="Arial" fo:background-color="#063d77"/>
    </style:style>
    <style:style style:name="P5" style:family="paragraph">
      <loext:graphic-properties draw:fill="none" draw:fill-color="#ffffff"/>
      <style:text-properties fo:color="#ffff00" loext:opacity="100%" style:font-name="Arial" fo:font-size="200pt" fo:background-color="#ffbf00" style:font-size-asian="200pt" style:font-size-complex="200pt"/>
    </style:style>
    <style:style style:name="P6" style:family="paragraph">
      <loext:graphic-properties draw:fill="none"/>
      <style:text-properties fo:font-size="154.699996948242pt" style:font-size-asian="154.699996948242pt" style:font-size-complex="154.699996948242pt"/>
    </style:style>
    <style:style style:name="P7" style:family="paragraph">
      <loext:graphic-properties draw:fill="none"/>
      <style:text-properties fo:color="#ff4000" loext:opacity="100%" fo:font-size="96pt" fo:background-color="#e8a202" style:font-size-asian="96pt" style:font-size-complex="96pt"/>
    </style:style>
    <style:style style:name="P8" style:family="paragraph">
      <loext:graphic-properties draw:fill="none" draw:fill-color="#ffffff"/>
      <style:text-properties style:font-name="Arial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0dd1d5" loext:opacity="100%" style:font-name="Arial" fo:font-size="200pt" style:font-size-asian="200pt" style:font-size-complex="200pt"/>
    </style:style>
    <style:style style:name="T3" style:family="text">
      <style:text-properties fo:color="#ffffff" loext:opacity="100%" style:font-name="Arial" fo:font-size="200pt" fo:background-color="#063d77" style:font-size-asian="200pt" style:font-size-complex="200pt"/>
    </style:style>
    <style:style style:name="T4" style:family="text">
      <style:text-properties fo:font-size="154.699996948242pt" style:font-size-asian="154.699996948242pt" style:font-size-complex="154.699996948242pt"/>
    </style:style>
    <style:style style:name="T5" style:family="text">
      <style:text-properties fo:font-size="96pt" style:font-size-asian="96pt" style:font-size-complex="96pt"/>
    </style:style>
    <style:style style:name="T6" style:family="text">
      <style:text-properties style:font-name="Arial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4cm" svg:height="2.75cm" svg:x="5.45cm" svg:y="14.75cm">
          <draw:text-box>
            <text:p><text:span text:style-name="T1">🫠</text:span></text:p>
          </draw:text-box>
        </draw:frame>
        <draw:frame draw:style-name="gr2" draw:text-style-name="P3" draw:layer="layout" svg:width="9.523cm" svg:height="8.133cm" draw:transform="rotate (-0.547509786350621) translate (3.063cm 7.666cm)">
          <draw:text-box>
            <text:p text:style-name="P2"><text:span text:style-name="T2">Do</text:span></text:p>
          </draw:text-box>
        </draw:frame>
        <draw:frame draw:style-name="gr3" draw:text-style-name="P5" draw:layer="layout" svg:width="15.398cm" svg:height="8.133cm" draw:transform="rotate (0.370882466048795) translate (9.201cm 11.018cm)">
          <draw:text-box>
            <text:p text:style-name="P4"><text:span text:style-name="T3">NOF</text:span></text:p>
          </draw:text-box>
        </draw:frame>
        <draw:frame draw:style-name="gr4" draw:text-style-name="P6" draw:layer="layout" svg:width="7.442cm" svg:height="6.347cm" svg:x="2.108cm" svg:y="4.503cm">
          <draw:text-box>
            <text:p><text:span text:style-name="T4">🫗</text:span></text:p>
          </draw:text-box>
        </draw:frame>
        <draw:frame draw:style-name="gr5" draw:text-style-name="P7" draw:layer="layout" svg:width="5.192cm" svg:height="4.036cm" draw:transform="rotate (-0.169122404518251) translate (10.12cm 16.416cm)">
          <draw:text-box>
            <text:p><text:span text:style-name="T5">🧪</text:span></text:p>
          </draw:text-box>
        </draw:frame>
        <draw:frame draw:style-name="gr6" draw:text-style-name="P8" draw:layer="layout" svg:width="11.763cm" svg:height="2.855cm" svg:x="13.3cm" svg:y="18.095cm">
          <draw:text-box>
            <text:p><text:span text:style-name="T6">Poison Se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9T15:26:36.819893441</meta:creation-date>
    <dc:date>2025-05-29T16:10:50.341217468</dc:date>
    <meta:editing-duration>PT6M56S</meta:editing-duration>
    <meta:editing-cycles>3</meta:editing-cycles>
    <meta:generator>LibreOffice/25.2.2.2$Linux_X86_64 LibreOffice_project/520$Build-2</meta:generator>
    <meta:document-statistic meta:object-count="6"/>
  </office:meta>
</office:document-meta>
</file>